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Curriculum Vitae</text:h>
      <text:p text:style-name="Title">Matías Mirabelli</text:p>
      <text:p text:style-name="Horizontal_20_Line"/>
      <text:h text:style-name="Heading_20_2" text:outline-level="2">Sobre mi</text:h>
      <text:p text:style-name="First_20_paragraph">Soy desarrollador de software y tengo más de diez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jQuery, underscore.js, backbone, angularjs, knockoutjs, jqueryUI, y lessCSS.</text:p>
      <text:p text:style-name="Text_20_body">Valoro el trabajo en equipo y l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o Antropología Social y Cultural en la Universidad de San Martín y desarrollé varias herramientas como parte de mis investigaciones sobre política y movimientos sociales.</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Experiencia en desarrollo de software</text:h>
      <text:h text:style-name="Heading_20_3" text:outline-level="3">Freelance (2004 - 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Netic infoservicios (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CDA (2007 - 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Globant (2009 - 2013)</text:h>
      <text:p text:style-name="First_20_paragraph">Mi siguiente trabajo fue en Globant, otra consultora de recursos humanos. Entré como desarrollador web a un proyecto de JWT, un cliente de la consultora. El proyecto consistía en una reingeniería completa de un sistema de manejo de contenido. El sistema organizaba contenido digital como documentos, imágenes, y videos, y uno de los requisitos era que pudiera reutilizarse para diferentes clientes de la agencia, de manera que JWT pudiera revenderle el almacenamiento y la gestión de contenido a sus clientes. A diferencia de CDA donde trabajaba con un modelo de programación request/response clásico,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 Mi rol dentro del proyecto era estimar junto al equipo los distintos componentes y organizar las estimaciones en <text:span text:style-name="T2">sprints</text:span>, hablar con el cliente y, por supuesto, programar a la par del equipo y destrabar los problemas técnicos que fueran surgiendo.</text:p>
      <text:p text:style-name="Text_20_body">Este último proyecto terminó muy bien, y uno de los mayores aprendizajes fue que cuando se trata de aplicaciones con flows complejos el modelo de programación orientado a servicios puede parecer una ventaja al principio, pero a mediano plazo el mantenimiento de un <text:span text:style-name="T2">anemic domain</text:span> tiene un costo altísimo y se vuelve inviable para productos que necesitan una evolución constante y a largo plazo, salvo excepciones. También aprendí a gestionar servicios de AWS y a resolver problemas de infraestructura más complejos como el manejo de índices de búsqueda distribuídos.</text:p>
      <text:p text:style-name="Text_20_body">Luego de más de dos años de trabajar con JWT, comencé a trabajar con un nuevo cliente de la consultora: 55social. El desafío era construir una plataforma de social media management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55Social (2013 - 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2015 - ahora)</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h text:style-name="Heading_20_3" text:outline-level="3">Software 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Yo los paro</text:h>
      <text:p text:style-name="First_20_paragraph"><text:a xlink:type="simple" xlink:href="http://yolosparo.org" office:name=""><text:span text:style-name="Definition">Yo los paro</text:span></text:a> es una campaña de concientización sobre las irregularidades de la nueva Ley de Hidrocarburos argentina que se aprobó en el 2014. El objetivo de la campaña fue promover la participación directa de las personas, de modo que sin ningún tipo de registro pudieran enviarle mensajes a los legisladores nacionales. La visión es convertir esta campaña en una <text:a xlink:type="simple" xlink:href="https://github.com/piratas-%20ar/yolosparo/tree/feature/support-multiple-campaigns" office:name=""><text:span text:style-name="Definition">plataforma de participación directa</text:span></text:a>.</text:p>
      <text:list text:style-name="L3">
        <text:list-item>
          <text:p text:style-name="P3"><text:a xlink:type="simple" xlink:href="https://github.com/piratas-ar/yolosparo" office:name=""><text:span text:style-name="Definition">Repositorio de Github</text:span></text:a></text:p>
        </text:list-item>
        <text:list-item>
          <text:p text:style-name="P3"><text:a xlink:type="simple" xlink:href="http://yolosparo.org" office:name=""><text:span text:style-name="Definition">Sitio</text:span></text:a></text:p>
        </text:list-item>
      </text:list>
      <text:p text:style-name="First_20_paragraph"><text:span text:style-name="T2">Tecnologías: Grunt, JavaScript (NodeJS), MySQL, ExpressJS, Handlebars</text:span></text:p>
      <text:h text:style-name="Heading_20_4" text:outline-level="4">Importador de datos 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4">
        <text:list-item>
          <text:p text:style-name="P4"><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es una prueba de concepto para editar documentos colaborativamente y convertirlos a PDF leyendo los documentos directamente desde github. Utiliza <text:a xlink:type="simple" xlink:href="http://etherpad.org/" office:name=""><text:span text:style-name="Definition">etherpad</text:span></text:a> como editor colaborativo y <text:a xlink:type="simple" xlink:href="http://pandoc.org/" office:name=""><text:span text:style-name="Definition">pandoc</text:span></text:a> para exportar documentos a PDF.</text:p>
      <text:list text:style-name="L5">
        <text:list-item>
          <text:p text:style-name="P5"><text:a xlink:type="simple" xlink:href="https://github.com/seykron/paperhub" office:name=""><text:span text:style-name="Definition">Repositorio de Github</text:span></text:a></text:p>
        </text:list-item>
      </text:list>
      <text:p text:style-name="First_20_paragraph"><text:span text:style-name="T2">Tecnologías: JavaScript (NodeJS), Memcached, ExpressJS, Handlebars, Github API</text:span></text:p>
      <text:h text:style-name="Heading_20_4" text:outline-level="4">API para cliente de 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6">
        <text:list-item>
          <text:p text:style-name="P6"><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Educación formal</text:h>
      <text:list text:style-name="L7">
        <text:list-item>
          <text:p text:style-name="P7">Universidad Nacional de San Martín (en curso) - <text:span text:style-name="T2">Lic. en Antropología Social y Cultural</text:span></text:p>
        </text:list-item>
        <text:list-item>
          <text:p text:style-name="P7">E.N.E.T N°17 D.E. 20 (2001 - 2006) - <text:span text:style-name="T2">Técnico Electrónico</text:span></text:p>
        </text:list-item>
        <text:list-item>
          <text:p text:style-name="P7">Alfonsina Storni (Escuela Primaria)</text:p>
        </text:list-item>
      </text:list>
      <text:p text:style-name="Horizontal_20_Line"/>
      <text:h text:style-name="Heading_20_2" text:outline-level="2">Contacto</text:h>
      <text:p text:style-name="First_20_paragraph">Pueden contactarme por email a <text:a xlink:type="simple" xlink:href="mailto:matt@spiria.me" office:name=""><text:span text:style-name="Definition">matt@spiria.me</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office:meta>
</office:document-meta>
</file>